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Times New Roman" fo:font-size="11pt" style:font-size-asian="11pt" style:font-name-complex="Times New Roman1" style:font-size-complex="11pt"/>
    </style:style>
    <style:style style:name="P2" style:family="paragraph" style:parent-style-name="Standard">
      <style:paragraph-properties fo:line-height="100%"/>
    </style:style>
    <style:style style:name="P3" style:family="paragraph" style:parent-style-name="Standard">
      <style:paragraph-properties fo:margin-left="1.244cm" fo:margin-right="0cm" fo:line-height="100%" fo:text-indent="0cm" style:auto-text-indent="false"/>
    </style:style>
    <style:style style:name="P4" style:family="paragraph" style:parent-style-name="Standard">
      <style:paragraph-properties fo:margin-left="1.244cm" fo:margin-right="0cm" fo:line-height="100%" fo:text-indent="0cm" style:auto-text-indent="false"/>
      <style:text-properties style:font-name="Times New Roman" fo:font-size="11pt" style:font-size-asian="11pt" style:font-name-complex="Times New Roman1" style:font-size-complex="11pt"/>
    </style:style>
    <style:style style:name="P5" style:family="paragraph" style:parent-style-name="Standard">
      <style:paragraph-properties fo:margin-left="0cm" fo:margin-right="0cm" fo:line-height="100%" fo:text-indent="1.251cm" style:auto-text-indent="false"/>
    </style:style>
    <style:style style:name="P6" style:family="paragraph" style:parent-style-name="List_20_Paragraph" style:list-style-name="WWNum6">
      <style:paragraph-properties fo:line-height="100%"/>
    </style:style>
    <style:style style:name="P7" style:family="paragraph" style:parent-style-name="Title" style:master-page-name="Standard">
      <style:paragraph-properties style:page-number="auto"/>
    </style:style>
    <style:style style:name="T1" style:family="text">
      <style:text-properties fo:color="#c00000"/>
    </style:style>
    <style:style style:name="T2" style:family="text">
      <style:text-properties style:font-name="Times New Roman" fo:font-size="11pt" style:font-size-asian="11pt" style:font-name-complex="Times New Roman1" style:font-size-complex="11pt"/>
    </style:style>
    <style:style style:name="T3" style:family="text">
      <style:text-properties fo:color="#4f81bd"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enutzung von Pal<text:span text:style-name="T1">MA</text:span></text:p>
      <text:h text:style-name="Heading_20_1" text:outline-level="1">Übersicht</text:h>
      <text:p text:style-name="P1"/>
      <text:h text:style-name="Heading_20_3" text:outline-level="3">Login</text:h>
      <text:h text:style-name="Heading_20_3" text:outline-level="3">Team-Monitor</text:h>
      <text:h text:style-name="Heading_20_4" text:outline-level="4"><text:span text:style-name="Subtle_20_Emphasis">Auswahl Bildbereiche</text:span></text:h>
      <text:p text:style-name="List_20_Paragraph"><text:span text:style-name="Emphasis">Steuerung</text:span></text:p>
      <text:p text:style-name="List_20_Paragraph"><text:span text:style-name="Emphasis">Erweiterte Steuerung</text:span></text:p>
      <text:h text:style-name="Heading_20_4" text:outline-level="4"><text:span text:style-name="Subtle_20_Emphasis">URL Eingabefeld</text:span></text:h>
      <text:h text:style-name="Heading_20_4" text:outline-level="4"><text:span text:style-name="Subtle_20_Emphasis">Datei Upload</text:span></text:h>
      <text:h text:style-name="Heading_20_4" text:outline-level="4"><text:span text:style-name="Subtle_20_Emphasis">Logout</text:span></text:h>
      <text:h text:style-name="Heading_20_4" text:outline-level="4"><text:span text:style-name="Subtle_20_Emphasis">Anzeigeliste</text:span></text:h>
      <text:h text:style-name="Heading_20_4" text:outline-level="4"><text:span text:style-name="Subtle_20_Emphasis">Benutzerliste</text:span></text:h>
      <text:h text:style-name="Heading_20_4" text:outline-level="4"><text:span text:style-name="Subtle_20_Emphasis">Bildschirmfreigabe</text:span></text:h>
      <text:h text:style-name="Heading_20_3" text:outline-level="3">Bildschirm freigeben</text:h>
      <text:h text:style-name="Heading_20_1" text:outline-level="1">Inhalt</text:h>
      <text:p text:style-name="P1"/>
      <text:h text:style-name="Heading_20_3" text:outline-level="3">Login</text:h>
      <text:p text:style-name="P1"/>
      <text:p text:style-name="P2"><text:span text:style-name="T2">Login mit manuell hinterlegten Benutzer (login.php) oder LDAP Kennung</text:span></text:p>
      <text:p text:style-name="P1"/>
      <text:h text:style-name="Heading_20_3" text:outline-level="3">Team Monitor</text:h>
      <text:p text:style-name="P1"/>
      <text:p text:style-name="P2"><text:span text:style-name="T2">Der Team Monitor besteht aus mehreren Komponenten, hier zur Übersicht jeweils eine kurze Erklärung:</text:span></text:p>
      <text:p text:style-name="P1"/>
      <text:h text:style-name="Heading_20_3" text:outline-level="3"><text:span text:style-name="Subtle_20_Emphasis">Auswahl Bildbereiche</text:span></text:h>
      <text:p text:style-name="P1"/>
      <text:p text:style-name="P2"><text:span text:style-name="T2">Die Auswahl der Bildbereiche erfolgt über die Bedienelemente der Bildschirmaufteilung. Es ist möglich den sichtbaren Bereich in mehrere Bildbereich einzuteilen [1], [1/2] …</text:span></text:p>
      <text:p text:style-name="P1"/>
      <text:p text:style-name="List_20_Paragraph">Steuerung</text:p>
      <text:p text:style-name="P3"><text:soft-page-break/><text:span text:style-name="T2">Die Steuerung erfolgt über die Pfeilsymbole des Team Monitors. Grundlegende Funktionen sind das Verschieben des Bildschirmbereichs nach &lt;oben&gt;, &lt;unten&gt;, &lt;links&gt; und &lt;rechts&gt;</text:span></text:p>
      <text:p text:style-name="P4"/>
      <text:p text:style-name="List_20_Paragraph">Erweiterte Steuerung</text:p>
      <text:p text:style-name="P3"><text:span text:style-name="T2">Die erweiterte Steuerung kann über einen Mausklick auf die Mitte des Steuerkreuzes erreicht werden und bietet abhängig vom Dateityp weitere Funktionen zur Bildschirmsteuerung.</text:span></text:p>
      <text:list xml:id="list2996530640800109250" text:style-name="WWNum6">
        <text:list-item>
          <text:p text:style-name="P6"><text:span text:style-name="T2">&lt;Home&gt;<text:tab/>Seitenanfang</text:span></text:p>
        </text:list-item>
        <text:list-item>
          <text:p text:style-name="P6"><text:span text:style-name="T2">&lt;End&gt;<text:tab/><text:tab/>Seitenende</text:span></text:p>
        </text:list-item>
        <text:list-item>
          <text:p text:style-name="P6"><text:span text:style-name="T2">&lt;Vor&gt;<text:tab/><text:tab/>Seite vor</text:span></text:p>
        </text:list-item>
        <text:list-item>
          <text:p text:style-name="P6"><text:span text:style-name="T2">&lt;Zurück&gt;<text:tab/>Seite zurück</text:span></text:p>
        </text:list-item>
        <text:list-item>
          <text:p text:style-name="P6"><text:span text:style-name="T2">&lt;Download&gt;<text:tab/>Datei herunterladen</text:span></text:p>
        </text:list-item>
        <text:list-item>
          <text:p text:style-name="P6"><text:span text:style-name="T2">&lt;Zoom&gt;<text:tab/>Zoom In / Zoom Out</text:span></text:p>
        </text:list-item>
      </text:list>
      <text:p text:style-name="P5"><text:span text:style-name="T2">Nicht unterstützte Funktionen sind ausgeblendet.</text:span></text:p>
      <text:p text:style-name="P1"/>
      <text:h text:style-name="Heading_20_3" text:outline-level="3"><text:span text:style-name="Subtle_20_Emphasis">URL Eingabefeld</text:span></text:h>
      <text:p text:style-name="P1"/>
      <text:p text:style-name="P2"><text:span text:style-name="T2">Über das URL Eingabefeld kann eine beliebige URL mit dem Browser des Servers geöffnet werden</text:span></text:p>
      <text:p text:style-name="P1"/>
      <text:h text:style-name="Heading_20_3" text:outline-level="3"><text:span text:style-name="Subtle_20_Emphasis">Datei Upload</text:span></text:h>
      <text:p text:style-name="P1"/>
      <text:p text:style-name="P2"><text:span text:style-name="T2">Wenn nicht beabsichtigt ist, den Bildschirm zu teilen, kann man Dateien hochladen und diese serverseitig öffnen. Unterstützt werden verschiedene Formate: </text:span></text:p>
      <text:p text:style-name="P2"><text:span text:style-name="T2">gif, png, jpg, pdf, doc(x), ppt(x), xsl(x), odt, odp, ods, txt, html, mpg, mpeg, avi, mp3, mp4</text:span></text:p>
      <text:p text:style-name="P1"/>
      <text:h text:style-name="Heading_20_3" text:outline-level="3"><text:span text:style-name="Subtle_20_Emphasis">Logout</text:span></text:h>
      <text:p text:style-name="P1"><text:bookmark text:name="_GoBack"/></text:p>
      <text:p text:style-name="P2"><text:span text:style-name="T2">Über den Button ganz rechts oben kann man sich vom System abmelden. Um Datenmissbrauch zu vermeiden beachten Sie bitte, dass sie eine mögliche VNC Verbindung immer bei sich am Client trennen. Ein Abmelden am Webinterface melden schließt den VNC Client nicht.</text:span></text:p>
      <text:p text:style-name="P1"/>
      <text:h text:style-name="Heading_20_3" text:outline-level="3"><text:span text:style-name="Subtle_20_Emphasis">Anzeigeliste</text:span></text:h>
      <text:p text:style-name="P1"/>
      <text:p text:style-name="P2"><text:span text:style-name="T2">In der Anzeigeliste sind alle geöffneten Fenster sichtbar. Dies kann sowohl eine hochgeladene Datei, eine URL oder ein geteilter Bildschirm sein. Es ist möglich die Dateien den Bereichen (neu) zuzuordnen. Außerdem können Fenster ausgeblendet oder mitsamt Datei gelöscht werden.</text:span></text:p>
      <text:p text:style-name="P1"/>
      <text:h text:style-name="Heading_20_3" text:outline-level="3"><text:span text:style-name="Subtle_20_Emphasis">Benutzerliste</text:span></text:h>
      <text:p text:style-name="P1"/>
      <text:p text:style-name="P2"><text:soft-page-break/><text:span text:style-name="T2">In der Benutzerliste werden alle angemeldeten Benutzer angezeigt.</text:span></text:p>
      <text:p text:style-name="P1"/>
      <text:h text:style-name="Heading_20_3" text:outline-level="3"><text:span text:style-name="Subtle_20_Emphasis">Bildschirmfreigabe</text:span></text:h>
      <text:p text:style-name="P2"><text:span text:style-name="T2"><text:s/></text:span></text:p>
      <text:p text:style-name="P2"><text:span text:style-name="T2">Um die Bildschirmfreigabe zu ermöglichen muss ein kleines Programm (VNC) heruntergeladen werden, dass auf dem Client gestartet wird.</text:span></text:p>
      <text:p text:style-name="P1"/>
      <text:h text:style-name="Heading_20_3" text:outline-level="3"><text:span text:style-name="Subtle_20_Emphasis"><text:span text:style-name="T3">Bildschirm freigeben</text:span></text:span></text:h>
      <text:p text:style-name="P1"/>
      <text:p text:style-name="P2"><text:span text:style-name="T2">Nach Download des Programms zur Bildschirmfreigabe, muss dieses gestartet werden. Dann ist eine Verbindung mit dem Server (Monitor) möglich.</text:span></text:p>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Droid Sans Fallback" style:font-size-asian="11pt" style:language-asian="de" style:country-asian="DE"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Droid Sans Fallback"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font-name-asian="Droid Sans" style:font-family-asian="'Droid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F" style:font-family-generic-complex="system" style:font-pitch-complex="variable" style:font-size-complex="10.5pt" style:font-style-complex="italic"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1" fo:font-family="'DejaVu Sans Mono'" style:font-family-generic="roman" style:font-pitch="variable" fo:font-size="10pt" style:font-size-asian="10pt" style:font-name-complex="DejaVu Sans Mono2" style:font-family-complex="'DejaVu Sans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F" style:font-family-generic-complex="system" style:font-pitch-complex="variable" style:font-size-complex="23.5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complex="Mangal" style:font-family-complex="Mangal" style:font-family-generic-complex="system" style:font-pitch-complex="variable" style:font-size-complex="10.5pt"/>
    </style:style>
    <style:style style:name="Subtitle" style:family="paragraph" style:parent-style-name="Standard" style:next-style-name="Standard" style:default-outline-level="" style:class="chapter">
      <style:paragraph-properties fo:text-align="start" style:justify-single-word="false"/>
      <style:text-properties fo:color="#4f81bd" style:font-name="Cambria" fo:font-family="Cambria" style:font-family-generic="roman" style:font-pitch="variable" fo:letter-spacing="0.026cm" fo:font-style="italic" style:font-style-asian="italic" style:font-name-complex="F" style:font-family-generic-complex="system" style:font-pitch-complex="variable" style:font-size-complex="10.5pt" style:font-style-complex="italic"/>
    </style:style>
    <style:style style:name="Quote" style:family="paragraph" style:parent-style-name="Standard" style:next-style-name="Standard" style:default-outline-level="">
      <style:text-properties fo:color="#000000" fo:font-style="italic" style:font-style-asian="italic" style:font-name-complex="Mangal" style:font-family-complex="Mangal" style:font-family-generic-complex="system" style:font-pitch-complex="variable" style:font-size-complex="10.5pt" style:font-style-complex="italic"/>
    </style:style>
    <style:style style:name="Default_20_Paragraph_20_Font" style:display-name="Default Paragraph Font" style:family="text"/>
    <style:style style:name="Source_20_Text" style:display-name="Source Text" style:family="text">
      <style:text-properties style:font-name="DejaVu Sans Mono" fo:font-family="'DejaVu Sans Mono'" style:font-family-generic="modern" style:font-pitch="fixed" style:font-name-asian="Droid Sans1" style:font-family-asian="'Droid Sans'" style:font-family-generic-asian="modern" style:font-pitch-asian="fixed" style:font-name-complex="DejaVu Sans Mono" style:font-family-complex="'DejaVu Sans Mono'" style:font-family-generic-complex="modern" style:font-pitch-complex="fixed"/>
    </style:style>
    <style:style style:name="Aufzählungszeichen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language-asian="zh" style:country-asian="CN" style:font-name-complex="F" style:font-family-generic-complex="system" style:font-pitch-complex="variable" style:font-size-complex="23.5pt" style:language-complex="hi" style:country-complex="IN"/>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size-asian="14pt" style:language-asian="zh" style:country-asian="CN" style:font-weight-asian="bold" style:font-name-complex="F" style:font-family-generic-complex="system" style:font-pitch-complex="variable" style:font-size-complex="12.5pt" style:language-complex="hi" style:country-complex="IN"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name-complex="F" style:font-family-generic-complex="system" style:font-pitch-complex="variable" style:font-size-complex="11.5pt" style:language-complex="hi" style:country-complex="IN"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size="12pt" fo:font-weight="bold" style:font-size-asian="12pt" style:language-asian="zh" style:country-asian="CN" style:font-weight-asian="bold" style:font-name-complex="F" style:font-family-generic-complex="system" style:font-pitch-complex="variable" style:font-size-complex="10.5pt" style:language-complex="hi" style:country-complex="IN" style:font-weight-complex="bold"/>
    </style:style>
    <style:style style:name="Untertitel_20_Zchn" style:display-name="Untertitel Zchn" style:family="text" style:parent-style-name="Default_20_Paragraph_20_Font">
      <style:text-properties fo:color="#4f81bd" style:font-name="Cambria" fo:font-family="Cambria" style:font-family-generic="roman" style:font-pitch="variable" fo:font-size="12pt" fo:letter-spacing="0.026cm" fo:font-style="italic" style:font-size-asian="12pt" style:language-asian="zh" style:country-asian="CN" style:font-style-asian="italic" style:font-name-complex="F" style:font-family-generic-complex="system" style:font-pitch-complex="variable" style:font-size-complex="10.5pt" style:language-complex="hi" style:country-complex="IN"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Überschrift_20_4_20_Zchn" style:display-name="Überschrift 4 Zchn" style:family="text" style:parent-style-name="Default_20_Paragraph_20_Font">
      <style:text-properties fo:color="#4f81bd" style:font-name="Cambria" fo:font-family="Cambria" style:font-family-generic="roman" style:font-pitch="variable" fo:font-size="12pt" fo:font-style="italic" fo:font-weight="bold" style:font-size-asian="12pt" style:language-asian="zh" style:country-asian="CN" style:font-style-asian="italic" style:font-weight-asian="bold" style:font-name-complex="F" style:font-family-generic-complex="system" style:font-pitch-complex="variable" style:font-size-complex="10.5pt" style:language-complex="hi" style:country-complex="IN" style:font-style-complex="italic" style:font-weight-complex="bold"/>
    </style:style>
    <style:style style:name="Zitat_20_Zchn" style:display-name="Zitat Zchn" style:family="text" style:parent-style-name="Default_20_Paragraph_20_Font">
      <style:text-properties fo:color="#000000" style:font-name="Liberation Serif" fo:font-family="'Liberation Serif'" style:font-family-generic="roman" style:font-pitch="variable" fo:font-size="12pt" fo:font-style="italic" style:font-name-asian="Droid Sans" style:font-family-asian="'Droid Sans'" style:font-family-generic-asian="system" style:font-pitch-asian="variable" style:font-size-asian="12pt" style:language-asian="zh" style:country-asian="C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bview </meta:initial-creator>
    <dc:creator>wagneral</dc:creator>
    <meta:editing-cycles>205</meta:editing-cycles>
    <meta:creation-date>2014-03-26T13:00:00</meta:creation-date>
    <dc:date>2014-04-17T13:37:00</dc:date>
    <meta:editing-duration>P0D</meta:editing-duration>
    <meta:generator>LibreOffice/4.2.4.2$Linux_X86_64 LibreOffice_project/420m0$Build-2</meta:generator>
    <meta:document-statistic meta:table-count="0" meta:image-count="0" meta:object-count="0" meta:page-count="3" meta:paragraph-count="48" meta:word-count="338" meta:character-count="2441" meta:non-whitespace-character-count="21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